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40pt" fo:font-weight="bold" officeooo:rsid="0017de47" officeooo:paragraph-rsid="0017de47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80pt" fo:font-weight="bold" officeooo:rsid="0017de47" officeooo:paragraph-rsid="0017de47" style:font-size-asian="80pt" style:font-weight-asian="bold" style:font-size-complex="8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>ANEX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1-05T17:26:31.678000000</dc:date>
    <meta:editing-duration>PT37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4.7.2$Windows_X86_64 LibreOffice_project/723314e595e8007d3cf785c16538505a1c878ca5</meta:generator>
  </office:meta>
</office:document-meta>
</file>